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055cm" table:align="left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9.232cm"/>
    </style:style>
    <style:style style:name="Tableau1.C" style:family="table-column">
      <style:table-column-properties style:column-width="0.058cm"/>
    </style:style>
    <style:style style:name="Tableau1.D" style:family="table-column">
      <style:table-column-properties style:column-width="9.29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6" style:family="table-row">
      <style:table-row-properties style:min-row-height="3.26cm"/>
    </style:style>
    <style:style style:name="Tableau1.B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Comic Sans MS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7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Comic Sans MS" fo:font-size="10pt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#ffff99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loext:contextual-spacing="false" fo:margin-top="0cm" fo:margin-bottom="0cm"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2">Mardi 22 janvier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6">horaires</text:p>
          </table:table-cell>
          <table:table-cell table:style-name="Tableau1.B2" office:value-type="string">
            <text:p text:style-name="P4">CP</text:p>
          </table:table-cell>
          <table:table-cell table:style-name="Tableau1.C2" table:number-columns-spanned="2" office:value-type="string">
            <text:p text:style-name="P4">CE1</text:p>
          </table:table-cell>
          <table:covered-table-cell/>
        </table:table-row>
        <table:table-row>
          <table:table-cell table:style-name="Tableau1.A2" table:number-rows-spanned="2" office:value-type="string">
            <text:p text:style-name="P2">8h30</text:p>
            <text:p text:style-name="P2"/>
            <text:p text:style-name="P2"/>
            <text:p text:style-name="P2"/>
            <text:p text:style-name="P2">8h45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9h15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9h45</text:p>
          </table:table-cell>
          <table:table-cell table:style-name="Tableau1.B3" table:number-columns-spanned="3" office:value-type="string">
            <text:p text:style-name="P7">Rituel : - le jour d'aujourd'hui : la roue des jours + écriture de la date au tableau (les CE1 dictent le jour en allongeant les sons pour faire travailler la phonologie des CP). PE écrit le jour au fur et à mesure, les CP nomment les lettres (évaluation diganostique) </text:p>
            <text:p text:style-name="P7">agenda coop : </text:p>
          </table:table-cell>
          <table:covered-table-cell/>
          <table:covered-table-cell/>
        </table:table-row>
        <table:table-row>
          <table:covered-table-cell/>
          <table:table-cell table:style-name="Tableau1.A2" office:value-type="string">
            <text:p text:style-name="P10">Lecture</text:p>
            <text:p text:style-name="P8">→ coller les devoirs</text:p>
            <text:p text:style-name="P8">→ écriture sur le cahier → critères de réussite à rempli</text:p>
            <text:p text:style-name="P10">→ <text:span text:style-name="T1">lire dans sa tête le texte : entourer les mots et les sons qu'on n'arrive pas à lire</text:span></text:p>
            <text:p text:style-name="P15"/>
            <text:p text:style-name="P15">→ lecture sur le TBI des phrases du texte.</text:p>
            <text:p text:style-name="P15">→ questions sur la compréhension du texte : mimer le texte.</text:p>
            <text:p text:style-name="P15">→ exercices du fichier</text:p>
          </table:table-cell>
          <table:table-cell table:style-name="Tableau1.B3" table:number-columns-spanned="2" office:value-type="string">
            <text:p text:style-name="P17">Lecture explicite</text:p>
            <text:p text:style-name="P23">suite cf guide </text:p>
            <text:p text:style-name="P17">EDL</text:p>
            <text:p text:style-name="P20">exercices fiche 2 le verbe</text:p>
            <text:p text:style-name="P18">Dictée</text:p>
            <text:p text:style-name="P20">Écoute de la dictée au casque</text:p>
            <text:p text:style-name="P21">Ecrire la dictée sur son cahier</text:p>
            <text:p text:style-name="P21">Autocorrection en vert sur la table de correction (prévoir fiche de correction et stylo vert pour pas de triche possible)</text:p>
          </table:table-cell>
          <table:covered-table-cell/>
        </table:table-row>
        <table:table-row>
          <table:table-cell table:style-name="Tableau1.A2" office:value-type="string">
            <text:p text:style-name="P2">10h00</text:p>
          </table:table-cell>
          <table:table-cell table:style-name="Tableau1.C2" table:number-columns-spanned="3" office:value-type="string">
            <text:p text:style-name="P5">Récréation</text:p>
          </table:table-cell>
          <table:covered-table-cell/>
          <table:covered-table-cell/>
        </table:table-row>
        <table:table-row table:style-name="Tableau1.6">
          <table:table-cell table:style-name="Tableau1.A2" table:number-rows-spanned="2" office:value-type="string">
            <text:p text:style-name="P2">10h15</text:p>
            <text:p text:style-name="P2"/>
            <text:p text:style-name="P2"/>
            <text:p text:style-name="P2"/>
            <text:p text:style-name="P2"/>
            <text:p text:style-name="P2"/>
            <text:p text:style-name="P2">10h30</text:p>
          </table:table-cell>
          <table:table-cell table:style-name="Tableau1.B6" office:value-type="string">
            <text:p text:style-name="P16">Dictée de mots outils sur ardoise (évaluation)</text:p>
          </table:table-cell>
          <table:table-cell table:style-name="Tableau1.C6" table:number-columns-spanned="2" office:value-type="string">
            <text:p text:style-name="P18">Copie</text:p>
            <text:p text:style-name="P21">Choix d'un texte</text:p>
            <text:p text:style-name="P21">Melyna : mettre fiche lettres cursives et scripts</text:p>
            <text:p text:style-name="P21"/>
            <text:p text:style-name="P21">Copier devoirs</text:p>
          </table:table-cell>
          <table:covered-table-cell/>
        </table:table-row>
        <table:table-row>
          <table:covered-table-cell/>
          <table:table-cell table:style-name="Tableau1.B6" office:value-type="string">
            <text:p text:style-name="P1">Calcul mental : <text:span text:style-name="T3">cf classeur rouge</text:span></text:p>
          </table:table-cell>
          <table:table-cell table:style-name="Tableau1.C6" table:number-columns-spanned="2" office:value-type="string">
            <text:p text:style-name="P19">Calcul mental : <text:span text:style-name="T1">cf classeur rouge</text:span></text:p>
            <text:p text:style-name="P22"><text:s/></text:p>
          </table:table-cell>
          <table:covered-table-cell/>
        </table:table-row>
        <table:table-row>
          <table:table-cell table:style-name="Tableau1.A2" office:value-type="string">
            <text:p text:style-name="P2">10h45</text:p>
          </table:table-cell>
          <table:table-cell table:style-name="Tableau1.B6" table:number-columns-spanned="2" office:value-type="string">
            <text:p text:style-name="P1">Maths </text:p>
            <text:p text:style-name="P1">Nombres de 10 à 19 : dictée sur ardoise, aide possible avec matériel de manip </text:p>
          </table:table-cell>
          <table:covered-table-cell/>
          <table:table-cell table:style-name="Tableau1.C6" office:value-type="string">
            <text:p text:style-name="P1">Maths</text:p>
            <text:p text:style-name="P1">Nombres de 100 à 599 : dictée sur ardoise aide possible avec matériel de manip </text:p>
          </table:table-cell>
        </table:table-row>
        <table:table-row>
          <table:table-cell table:style-name="Tableau1.A2" office:value-type="string">
            <text:p text:style-name="P2">11h30</text:p>
          </table:table-cell>
          <table:table-cell table:style-name="Tableau1.B9" table:number-columns-spanned="3" office:value-type="string">
            <text:p text:style-name="P24">Pause méridienn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2">13h00</text:p>
          </table:table-cell>
          <table:table-cell table:style-name="Tableau1.C6" table:number-columns-spanned="3" office:value-type="string">
            <text:p text:style-name="P13"><text:span text:style-name="T2">ANGLAIS</text:span> : suite du travail sur météo (apporter marionnette)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2">13h45</text:p>
            <text:p text:style-name="P2"/>
          </table:table-cell>
          <table:table-cell table:style-name="Tableau1.C6" table:number-columns-spanned="3" office:value-type="string">
            <text:p text:style-name="P11">LITTERATURE</text:p>
            <text:p text:style-name="P9">raconter l'histoire en groupe devant ses camarades</text:p>
            <text:p text:style-name="P9">production d'écrit : décrire une image (évaluation) </text:p>
          </table:table-cell>
          <table:covered-table-cell/>
          <table:covered-table-cell/>
        </table:table-row>
        <table:table-row>
          <table:table-cell table:style-name="Tableau1.A12" office:value-type="string">
            <text:p text:style-name="P2">14h30</text:p>
          </table:table-cell>
          <table:table-cell table:style-name="Tableau1.B9" table:number-columns-spanned="3" office:value-type="string">
            <text:p text:style-name="P14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2"/>
          </table:table-cell>
          <table:table-cell table:style-name="Tableau1.C6" table:number-columns-spanned="3" office:value-type="string">
            <text:p text:style-name="P11">Evaluations nationales</text:p>
            <text:p text:style-name="P9">Les deux groupes en même temps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64cm" fo:margin-bottom="0.132cm" fo:margin-left="0.464cm" fo:margin-right="0.46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10-29T15:11:27.54</meta:creation-date>
    <dc:date>2019-01-21T18:31:59.13</dc:date>
    <dc:creator>Sabrina Agnellini</dc:creator>
    <meta:editing-duration>P2DT4H41M6S</meta:editing-duration>
    <meta:editing-cycles>7</meta:editing-cycles>
    <meta:generator>OpenOffice/4.1.5$Win32 OpenOffice.org_project/415m1$Build-9789</meta:generator>
    <meta:document-statistic meta:table-count="1" meta:image-count="0" meta:object-count="0" meta:page-count="1" meta:paragraph-count="54" meta:word-count="275" meta:character-count="1533"/>
  </office:meta>
</office:document-meta>
</file>